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563in" style:rel-column-width="936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384f" officeooo:paragraph-rsid="0011384f"/>
    </style:style>
    <style:style style:name="P2" style:family="paragraph" style:parent-style-name="Standard">
      <style:text-properties officeooo:rsid="0011384f" officeooo:paragraph-rsid="0011384f"/>
    </style:style>
    <style:style style:name="P3" style:family="paragraph" style:parent-style-name="Standard">
      <style:text-properties officeooo:rsid="0011384f" officeooo:paragraph-rsid="00182d62"/>
    </style:style>
    <style:style style:name="P4" style:family="paragraph" style:parent-style-name="Standard">
      <style:text-properties officeooo:rsid="00158011" officeooo:paragraph-rsid="00158011"/>
    </style:style>
    <style:style style:name="P5" style:family="paragraph" style:parent-style-name="Standard">
      <style:text-properties officeooo:rsid="00158011" officeooo:paragraph-rsid="00182d62"/>
    </style:style>
    <style:style style:name="P6" style:family="paragraph" style:parent-style-name="Standard">
      <style:text-properties officeooo:rsid="001768ed" officeooo:paragraph-rsid="001768ed"/>
    </style:style>
    <style:style style:name="P7" style:family="paragraph" style:parent-style-name="Standard">
      <style:paragraph-properties fo:text-align="end" style:justify-single-word="false"/>
      <style:text-properties officeooo:rsid="001768ed" officeooo:paragraph-rsid="001768ed"/>
    </style:style>
    <style:style style:name="P8" style:family="paragraph" style:parent-style-name="Standard">
      <style:text-properties officeooo:paragraph-rsid="001768ed"/>
    </style:style>
    <style:style style:name="P9" style:family="paragraph" style:parent-style-name="Standard">
      <style:text-properties officeooo:rsid="00182d62" officeooo:paragraph-rsid="00182d62"/>
    </style:style>
    <style:style style:name="P10" style:family="paragraph" style:parent-style-name="Standard">
      <style:text-properties officeooo:rsid="001930f0" officeooo:paragraph-rsid="001930f0"/>
    </style:style>
    <style:style style:name="P11" style:family="paragraph" style:parent-style-name="Standard" style:master-page-name="">
      <style:paragraph-properties style:page-number="auto" fo:break-before="auto" fo:break-after="auto"/>
      <style:text-properties officeooo:rsid="00158011" officeooo:paragraph-rsid="00182d62"/>
    </style:style>
    <style:style style:name="P12" style:family="paragraph" style:parent-style-name="Standard" style:master-page-name="">
      <style:paragraph-properties style:page-number="auto" fo:break-before="auto" fo:break-after="auto"/>
      <style:text-properties officeooo:rsid="00158011" officeooo:paragraph-rsid="00182d62"/>
    </style:style>
    <style:style style:name="P13" style:family="paragraph" style:parent-style-name="Standard" style:master-page-name="">
      <style:paragraph-properties style:page-number="auto" fo:break-before="auto" fo:break-after="auto"/>
      <style:text-properties officeooo:rsid="00158011" officeooo:paragraph-rsid="00182d62"/>
    </style:style>
    <style:style style:name="P14" style:family="paragraph" style:parent-style-name="Standard" style:master-page-name="">
      <style:paragraph-properties style:page-number="auto" fo:break-before="auto" fo:break-after="auto"/>
      <style:text-properties officeooo:rsid="0011384f" officeooo:paragraph-rsid="0011384f"/>
    </style:style>
    <style:style style:name="P15" style:family="paragraph" style:parent-style-name="Standard" style:master-page-name="">
      <style:paragraph-properties style:page-number="auto" fo:break-before="auto" fo:break-after="auto"/>
      <style:text-properties officeooo:rsid="0011384f" officeooo:paragraph-rsid="0011384f"/>
    </style:style>
    <style:style style:name="T1" style:family="text">
      <style:text-properties officeooo:rsid="001930f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ython 3.5.6</text:p>
      <text:p text:style-name="P6">Tensorflow 1.9</text:p>
      <text:p text:style-name="P6">Keras 2.2.2</text:p>
      <text:p text:style-name="P6"/>
      <text:p text:style-name="P6">Single model 4 x GRU 512, 1 x Dense 512</text:p>
      <text:p text:style-name="P8"/>
      <table:table table:name="Table1" table:style-name="Table1">
        <table:table-column table:style-name="Table1.A" table:number-columns-repeated="7"/>
        <table:table-row>
          <table:table-cell table:style-name="Table1.A1" office:value-type="string">
            <text:p text:style-name="P6"># GPU’s</text:p>
          </table:table-cell>
          <table:table-cell table:style-name="Table1.A1" office:value-type="string">
            <text:p text:style-name="P6">Epochs</text:p>
          </table:table-cell>
          <table:table-cell table:style-name="Table1.A1" office:value-type="string">
            <text:p text:style-name="P6">Batch size</text:p>
          </table:table-cell>
          <table:table-cell table:style-name="Table1.A1" office:value-type="string">
            <text:p text:style-name="P6">acc</text:p>
          </table:table-cell>
          <table:table-cell table:style-name="Table1.A1" office:value-type="string">
            <text:p text:style-name="P6">val_acc</text:p>
          </table:table-cell>
          <table:table-cell table:style-name="Table1.A1" office:value-type="string">
            <text:p text:style-name="P6">Time (s)</text:p>
          </table:table-cell>
          <table:table-cell table:style-name="Table1.G1" office:value-type="string">
            <text:p text:style-name="P6">%Utilisation</text:p>
          </table:table-cell>
        </table:table-row>
        <table:table-row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5</text:p>
          </table:table-cell>
          <table:table-cell table:style-name="Table1.A2" office:value-type="string">
            <text:p text:style-name="P7">128</text:p>
          </table:table-cell>
          <table:table-cell table:style-name="Table1.A2" office:value-type="string">
            <text:p text:style-name="P7">0.51</text:p>
          </table:table-cell>
          <table:table-cell table:style-name="Table1.A2" office:value-type="string">
            <text:p text:style-name="P7">0.45</text:p>
          </table:table-cell>
          <table:table-cell table:style-name="Table1.A2" office:value-type="string">
            <text:p text:style-name="P7">153</text:p>
          </table:table-cell>
          <table:table-cell table:style-name="Table1.G2" office:value-type="string">
            <text:p text:style-name="P7">45</text:p>
          </table:table-cell>
        </table:table-row>
        <table:table-row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5</text:p>
          </table:table-cell>
          <table:table-cell table:style-name="Table1.A2" office:value-type="string">
            <text:p text:style-name="P7">256</text:p>
          </table:table-cell>
          <table:table-cell table:style-name="Table1.A2" office:value-type="string">
            <text:p text:style-name="P7">0.51</text:p>
          </table:table-cell>
          <table:table-cell table:style-name="Table1.A2" office:value-type="string">
            <text:p text:style-name="P7">0.49</text:p>
          </table:table-cell>
          <table:table-cell table:style-name="Table1.A2" office:value-type="string">
            <text:p text:style-name="P7">83</text:p>
          </table:table-cell>
          <table:table-cell table:style-name="Table1.G2" office:value-type="string">
            <text:p text:style-name="P7">58</text:p>
          </table:table-cell>
        </table:table-row>
        <table:table-row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5</text:p>
          </table:table-cell>
          <table:table-cell table:style-name="Table1.A2" office:value-type="string">
            <text:p text:style-name="P7">512</text:p>
          </table:table-cell>
          <table:table-cell table:style-name="Table1.A2" office:value-type="string">
            <text:p text:style-name="P7">0.48</text:p>
          </table:table-cell>
          <table:table-cell table:style-name="Table1.A2" office:value-type="string">
            <text:p text:style-name="P7">0.49</text:p>
          </table:table-cell>
          <table:table-cell table:style-name="Table1.A2" office:value-type="string">
            <text:p text:style-name="P7">65</text:p>
          </table:table-cell>
          <table:table-cell table:style-name="Table1.G2" office:value-type="string">
            <text:p text:style-name="P7">88</text:p>
          </table:table-cell>
        </table:table-row>
        <table:table-row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5</text:p>
          </table:table-cell>
          <table:table-cell table:style-name="Table1.A2" office:value-type="string">
            <text:p text:style-name="P7">1024</text:p>
          </table:table-cell>
          <table:table-cell table:style-name="Table1.A2" office:value-type="string">
            <text:p text:style-name="P7">0.43</text:p>
          </table:table-cell>
          <table:table-cell table:style-name="Table1.A2" office:value-type="string">
            <text:p text:style-name="P7">0.42</text:p>
          </table:table-cell>
          <table:table-cell table:style-name="Table1.A2" office:value-type="string">
            <text:p text:style-name="P7">50</text:p>
          </table:table-cell>
          <table:table-cell table:style-name="Table1.G2" office:value-type="string">
            <text:p text:style-name="P7">88</text:p>
          </table:table-cell>
        </table:table-row>
        <table:table-row>
          <table:table-cell table:style-name="Table1.A2" office:value-type="string">
            <text:p text:style-name="P7">2</text:p>
          </table:table-cell>
          <table:table-cell table:style-name="Table1.A2" office:value-type="string">
            <text:p text:style-name="P7">5</text:p>
          </table:table-cell>
          <table:table-cell table:style-name="Table1.A2" office:value-type="string">
            <text:p text:style-name="P7">128</text:p>
          </table:table-cell>
          <table:table-cell table:style-name="Table1.A2" office:value-type="string">
            <text:p text:style-name="P7">0.21</text:p>
          </table:table-cell>
          <table:table-cell table:style-name="Table1.A2" office:value-type="string">
            <text:p text:style-name="P7">0.27</text:p>
          </table:table-cell>
          <table:table-cell table:style-name="Table1.A2" office:value-type="string">
            <text:p text:style-name="P7">490</text:p>
          </table:table-cell>
          <table:table-cell table:style-name="Table1.G2" office:value-type="string">
            <text:p text:style-name="P7">120</text:p>
          </table:table-cell>
        </table:table-row>
        <table:table-row>
          <table:table-cell table:style-name="Table1.A2" office:value-type="string">
            <text:p text:style-name="P7">2</text:p>
          </table:table-cell>
          <table:table-cell table:style-name="Table1.A2" office:value-type="string">
            <text:p text:style-name="P7">5</text:p>
          </table:table-cell>
          <table:table-cell table:style-name="Table1.A2" office:value-type="string">
            <text:p text:style-name="P7">256</text:p>
          </table:table-cell>
          <table:table-cell table:style-name="Table1.A2" office:value-type="string">
            <text:p text:style-name="P7">0.21</text:p>
          </table:table-cell>
          <table:table-cell table:style-name="Table1.A2" office:value-type="string">
            <text:p text:style-name="P7">0.27</text:p>
          </table:table-cell>
          <table:table-cell table:style-name="Table1.A2" office:value-type="string">
            <text:p text:style-name="P7">261</text:p>
          </table:table-cell>
          <table:table-cell table:style-name="Table1.G2" office:value-type="string">
            <text:p text:style-name="P7">130</text:p>
          </table:table-cell>
        </table:table-row>
        <table:table-row>
          <table:table-cell table:style-name="Table1.A2" office:value-type="string">
            <text:p text:style-name="P7">2</text:p>
          </table:table-cell>
          <table:table-cell table:style-name="Table1.A2" office:value-type="string">
            <text:p text:style-name="P7">5</text:p>
          </table:table-cell>
          <table:table-cell table:style-name="Table1.A2" office:value-type="string">
            <text:p text:style-name="P7">512</text:p>
          </table:table-cell>
          <table:table-cell table:style-name="Table1.A2" office:value-type="string">
            <text:p text:style-name="P7">0.17</text:p>
          </table:table-cell>
          <table:table-cell table:style-name="Table1.A2" office:value-type="string">
            <text:p text:style-name="P7">0.20</text:p>
          </table:table-cell>
          <table:table-cell table:style-name="Table1.A2" office:value-type="string">
            <text:p text:style-name="P7">150</text:p>
          </table:table-cell>
          <table:table-cell table:style-name="Table1.G2" office:value-type="string">
            <text:p text:style-name="P7">140</text:p>
          </table:table-cell>
        </table:table-row>
        <table:table-row>
          <table:table-cell table:style-name="Table1.A2" office:value-type="string">
            <text:p text:style-name="P7">2</text:p>
          </table:table-cell>
          <table:table-cell table:style-name="Table1.A2" office:value-type="string">
            <text:p text:style-name="P7">5</text:p>
          </table:table-cell>
          <table:table-cell table:style-name="Table1.A2" office:value-type="string">
            <text:p text:style-name="P7">1024</text:p>
          </table:table-cell>
          <table:table-cell table:style-name="Table1.A2" office:value-type="string">
            <text:p text:style-name="P7">0.21</text:p>
          </table:table-cell>
          <table:table-cell table:style-name="Table1.A2" office:value-type="string">
            <text:p text:style-name="P7">0.23</text:p>
          </table:table-cell>
          <table:table-cell table:style-name="Table1.A2" office:value-type="string">
            <text:p text:style-name="P7">88</text:p>
          </table:table-cell>
          <table:table-cell table:style-name="Table1.G2" office:value-type="string">
            <text:p text:style-name="P7">150</text:p>
          </table:table-cell>
        </table:table-row>
      </table:table>
      <text:p text:style-name="P11"/>
      <text:p text:style-name="P9">Hangs <text:span text:style-name="T1">sometimes.</text:span></text:p>
      <text:p text:style-name="P5"/>
      <text:p text:style-name="P5">--------------------------------------------------------------</text:p>
      <text:p text:style-name="P5"/>
      <text:p text:style-name="P11">Python 3.6.7</text:p>
      <text:p text:style-name="P5">Tensorflow 1.10</text:p>
      <text:p text:style-name="P5">Keras 2.2.2</text:p>
      <text:p text:style-name="P5"/>
      <text:p text:style-name="P3">2019-01-19 14:38:09.380239: I tensorflow/core/platform/cpu_feature_guard.cc:141] Your CPU supports instructions that this TensorFlow binary was not compiled to use: SSE4.1 SSE4.2 AVX AVX2 FMA</text:p>
      <text:p text:style-name="P3">2019-01-19 14:38:09.536539: I tensorflow/core/common_runtime/gpu/gpu_device.cc:1405] Found device 0 with properties: </text:p>
      <text:p text:style-name="P3">name: GeForce GTX 1080 Ti major: 6 minor: 1 memoryClockRate(GHz): 1.6325</text:p>
      <text:p text:style-name="P3">pciBusID: 0000:08:00.0</text:p>
      <text:p text:style-name="P3">totalMemory: 10.92GiB freeMemory: 10.76GiB</text:p>
      <text:p text:style-name="P3">2019-01-19 14:38:09.635822: I tensorflow/stream_executor/cuda/cuda_gpu_executor.cc:897] successful NUMA node read from SysFS had negative value (-1), but there must be at least one NUMA node, so returning NUMA node zero</text:p>
      <text:p text:style-name="P3">2019-01-19 14:38:09.636667: I tensorflow/core/common_runtime/gpu/gpu_device.cc:1405] Found device 1 with properties: </text:p>
      <text:p text:style-name="P3">name: GeForce GTX 1080 Ti major: 6 minor: 1 memoryClockRate(GHz): 1.6325</text:p>
      <text:p text:style-name="P3">pciBusID: 0000:42:00.0</text:p>
      <text:p text:style-name="P3">totalMemory: 10.91GiB freeMemory: 10.58GiB</text:p>
      <text:p text:style-name="P3">2019-01-19 14:38:09.639287: I tensorflow/core/common_runtime/gpu/gpu_device.cc:1484] Adding visible gpu devices: 0, 1</text:p>
      <text:p text:style-name="P3">2019-01-19 14:38:10.255194: I tensorflow/core/common_runtime/gpu/gpu_device.cc:965] Device interconnect StreamExecutor with strength 1 edge matrix:</text:p>
      <text:p text:style-name="P3">2019-01-19 14:38:10.255236: I tensorflow/core/common_runtime/gpu/gpu_device.cc:971] <text:s text:c="5"/>0 1 </text:p>
      <text:p text:style-name="P3">2019-01-19 14:38:10.255243: I tensorflow/core/common_runtime/gpu/gpu_device.cc:984] 0: <text:s text:c="2"/>N Y </text:p>
      <text:p text:style-name="P3">2019-01-19 14:38:10.255247: I tensorflow/core/common_runtime/gpu/gpu_device.cc:984] 1: <text:s text:c="2"/>Y N </text:p>
      <text:p text:style-name="P3">2019-01-19 14:38:10.257958: I tensorflow/core/common_runtime/gpu/gpu_device.cc:1097] Created TensorFlow device (/job:localhost/replica:0/task:0/device:GPU:0 with 10409 MB memory) <text:soft-page-break/>-&gt; physical GPU (device: 0, name: GeForce GTX 1080 Ti, pci bus id: 0000:08:00.0, compute capability: 6.1)</text:p>
      <text:p text:style-name="P3">2019-01-19 14:38:10.345840: I tensorflow/core/common_runtime/gpu/gpu_device.cc:1097] Created TensorFlow device (/job:localhost/replica:0/task:0/device:GPU:1 with 10229 MB memory) -&gt; physical GPU (device: 1, name: GeForce GTX 1080 Ti, pci bus id: 0000:42:00.0, compute capability: 6.1)</text:p>
      <text:p text:style-name="P3"/>
      <text:p text:style-name="P10">Did one batch and than hung the system. </text:p>
      <text:p text:style-name="P14"/>
      <text:p text:style-name="P11">--------------------------------------------------------------</text:p>
      <text:p text:style-name="P3">Python: 3.6.8</text:p>
      <text:p text:style-name="P1">Tensorflow: 1.12</text:p>
      <text:p text:style-name="P1">Keras 2.2.2</text:p>
      <text:p text:style-name="P1"/>
      <text:p text:style-name="Standard">2019-01-19 14:28:31.341097: I tensorflow/core/platform/cpu_feature_guard.cc:141] Your CPU supports instructions that this TensorFlow binary was not compiled to use: SSE4.1 SSE4.2 AVX AVX2 FMA</text:p>
      <text:p text:style-name="Standard">2019-01-19 14:28:31.519854: I tensorflow/core/common_runtime/gpu/gpu_device.cc:1432] Found device 0 with properties: </text:p>
      <text:p text:style-name="Standard">name: GeForce GTX 1080 Ti major: 6 minor: 1 memoryClockRate(GHz): 1.6325</text:p>
      <text:p text:style-name="Standard">pciBusID: 0000:08:00.0</text:p>
      <text:p text:style-name="Standard">totalMemory: 10.92GiB freeMemory: 10.76GiB</text:p>
      <text:p text:style-name="Standard">2019-01-19 14:28:31.627644: I tensorflow/stream_executor/cuda/cuda_gpu_executor.cc:964] successful NUMA node read from SysFS had negative value (-1), but there must be at least one NUMA node, so returning NUMA node zero</text:p>
      <text:p text:style-name="Standard">2019-01-19 14:28:31.628661: I tensorflow/core/common_runtime/gpu/gpu_device.cc:1432] Found device 1 with properties: </text:p>
      <text:p text:style-name="Standard">name: GeForce GTX 1080 Ti major: 6 minor: 1 memoryClockRate(GHz): 1.6325</text:p>
      <text:p text:style-name="Standard">pciBusID: 0000:42:00.0</text:p>
      <text:p text:style-name="Standard">totalMemory: 10.91GiB freeMemory: 10.55GiB</text:p>
      <text:p text:style-name="Standard">2019-01-19 14:28:31.631606: I tensorflow/core/common_runtime/gpu/gpu_device.cc:1511] Adding visible gpu devices: 0, 1</text:p>
      <text:p text:style-name="Standard">2019-01-19 14:28:32.268192: I tensorflow/core/common_runtime/gpu/gpu_device.cc:982] Device interconnect StreamExecutor with strength 1 edge matrix:</text:p>
      <text:p text:style-name="Standard">2019-01-19 14:28:32.268235: I tensorflow/core/common_runtime/gpu/gpu_device.cc:988] <text:s text:c="5"/>0 1 </text:p>
      <text:p text:style-name="Standard">2019-01-19 14:28:32.268242: I tensorflow/core/common_runtime/gpu/gpu_device.cc:1001] 0: <text:s text:c="2"/>N Y </text:p>
      <text:p text:style-name="Standard">2019-01-19 14:28:32.268246: I tensorflow/core/common_runtime/gpu/gpu_device.cc:1001] 1: <text:s text:c="2"/>Y N </text:p>
      <text:p text:style-name="Standard">2019-01-19 14:28:32.269214: I tensorflow/core/common_runtime/gpu/gpu_device.cc:1115] Created TensorFlow device (/job:localhost/replica:0/task:0/device:GPU:0 with 10407 MB memory) -&gt; physical GPU (device: 0, name: GeForce GTX 1080 Ti, pci bus id: 0000:08:00.0, compute capability: 6.1)</text:p>
      <text:p text:style-name="Standard">2019-01-19 14:28:32.270966: I tensorflow/core/common_runtime/gpu/gpu_device.cc:1115] Created TensorFlow device (/job:localhost/replica:0/task:0/device:GPU:1 with 10199 MB memory) -&gt; physical GPU (device: 1, name: GeForce GTX 1080 Ti, pci bus id: 0000:42:00.0, compute capability: 6.1)</text:p>
      <text:p text:style-name="Standard"/>
      <text:p text:style-name="P1">Hangs <text:span text:style-name="T1">when starting to fit. Not one batch was completed.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4:29:40.542481279</meta:creation-date>
    <dc:date>2019-01-19T15:03:48.389262001</dc:date>
    <meta:editing-duration>PT17M28S</meta:editing-duration>
    <meta:editing-cycles>7</meta:editing-cycles>
    <meta:generator>LibreOffice/6.0.6.2$Linux_X86_64 LibreOffice_project/00m0$Build-2</meta:generator>
    <meta:document-statistic meta:table-count="1" meta:image-count="0" meta:object-count="0" meta:page-count="2" meta:paragraph-count="112" meta:word-count="520" meta:character-count="4645" meta:non-whitespace-character-count="4208"/>
  </office:meta>
</office:document-meta>
</file>